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span></text:p>
      <text:p text:style-name="P1"><text:span text:style-name="T1"><text:tab/><text:tab/><text:tab/>1) filter():</text:span></text:p>
      <text:p text:style-name="P1"><text:span text:style-name="T1"><text:tab/>==================================</text:span></text:p>
      <text:p text:style-name="P1"><text:span text:style-name="T1">=&gt;filter() is used for <text:s/>"Filtering out some elements from list of elements by applying to function".</text:span></text:p>
      <text:p text:style-name="P1"><text:span text:style-name="T1">=&gt;Syntax:- <text:s text:c="7"/>varname=filter(FunctionName, Iterable_object)</text:span></text:p>
      <text:p text:style-name="P2"/>
      <text:p text:style-name="P1"><text:span text:style-name="T1">---------------------</text:span></text:p>
      <text:p text:style-name="P1"><text:span text:style-name="T1">Explanation:</text:span></text:p>
      <text:p text:style-name="P1"><text:span text:style-name="T1">---------------------</text:span></text:p>
      <text:p text:style-name="P1"><text:span text:style-name="T1">=&gt;here 'varname' is an object of type &lt;class,'filter'&gt; and we can convert into any iteratable object by using type casting functions.</text:span></text:p>
      <text:p text:style-name="P1"><text:span text:style-name="T1">=&gt;"FunctionName" represents either Normal function or anonymous functions.</text:span></text:p>
      <text:p text:style-name="P1"><text:span text:style-name="T1">=&gt;"Iterable_object" represents Sequence, List, set and dict types.</text:span></text:p>
      <text:p text:style-name="P1"><text:span text:style-name="T1">=&gt;The execution process of filter() is that <text:s/>" Each Value of Iterable object sends to Function Name. If the function return True then the element will be filtered. if the Function returns False then that element will be neglected/not filtered ". This process will be continued until all elements of Iterable object completed.</text:span></text:p>
      <text:p text:style-name="P1"><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117" meta:character-count="998" meta:non-whitespace-character-count="880"/>
    <meta:generator>LibreOfficeDev/6.0.5.2$Linux_X86_64 LibreOffice_project/</meta:generator>
  </office:meta>
</office:document-meta>
</file>